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text-properties officeooo:rsid="001779d6" officeooo:paragraph-rsid="001779d6"/>
    </style:style>
    <style:style style:name="P2" style:family="paragraph" style:parent-style-name="Standard" style:list-style-name="Numbering_20_123">
      <style:text-properties officeooo:rsid="001779d6" officeooo:paragraph-rsid="001779d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S</text:p>
      <text:p text:style-name="P1"/>
      <text:p text:style-name="P1">install Network Policy Server (NPS) for processing of connection requests that are sent by the VPN server:</text:p>
      <text:p text:style-name="P1"/>
      <text:list xml:id="list908260075" text:style-name="Numbering_20_123">
        <text:list-item>
          <text:p text:style-name="P2">Perform authorization to verify that the user has permission to connect.</text:p>
        </text:list-item>
        <text:list-item>
          <text:p text:style-name="P2">Performing authentication to verify the user's identity.</text:p>
        </text:list-item>
        <text:list-item>
          <text:p text:style-name="P2">Performing accounting to log the aspects of the connection request that you chose when you configured RADIUS accounting in NP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7:29:39.348000000</meta:creation-date>
    <dc:date>2022-06-08T17:30:31.786000000</dc:date>
    <meta:editing-duration>PT53S</meta:editing-duration>
    <meta:editing-cycles>1</meta:editing-cycles>
    <meta:document-statistic meta:table-count="0" meta:image-count="0" meta:object-count="0" meta:page-count="1" meta:paragraph-count="5" meta:word-count="59" meta:character-count="370" meta:non-whitespace-character-count="319"/>
    <meta:generator>LibreOffice/7.3.2.2$Windows_X86_64 LibreOffice_project/49f2b1bff42cfccbd8f788c8dc32c1c309559be0</meta:generator>
  </office:meta>
</office:document-meta>
</file>